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in" fo:margin-right="0in" fo:text-indent="0in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<text:span text:style-name="Strong_20_Emphasis">repeat_penalty</text:span> parameter is a control that discourages an LLM from repeating the same words or phrases too often. It works by <text:span text:style-name="Strong_20_Emphasis">lowering the probability of tokens that have already appeared in the generated text</text:span>, making the model less likely to pick them again.</text:p>
      <text:p text:style-name="P1">When the model is about to choose the next token, it looks at all possible tokens and their probabilities. If repeat_penalty is active, any token that has already been used gets its score pushed down before sampling. The more often a token has appeared, the stronger the penalty becomes. This doesn’t forbid repetition entirely, but it makes the model prefer new words unless repeating something is genuinely the best choice. A low penalty keeps the text natural while reducing loops; a high penalty forces the model to avoid repeating itself, sometimes at the cost of coherence.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28T09:27:41.422917758</meta:creation-date>
    <dc:date>2025-12-28T14:15:01.835129403</dc:date>
    <meta:editing-duration>PT1H26M53S</meta:editing-duration>
    <meta:editing-cycles>5</meta:editing-cycles>
    <meta:generator>LibreOffice/25.2.6.2$Linux_X86_64 LibreOffice_project/520$Build-2</meta:generator>
    <meta:document-statistic meta:table-count="0" meta:image-count="0" meta:object-count="0" meta:page-count="1" meta:paragraph-count="2" meta:word-count="140" meta:character-count="842" meta:non-whitespace-character-count="704"/>
  </office:meta>
</office:document-meta>
</file>